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yteArrayInputStream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sponseTests.shouldDrainResponseEvenIfResponseNot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yteArrayInputStream.TestByteArrayInputStream( byte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lientHttpResponseTests.shouldDrainErrorStreamWhenRespons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ByteArray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lientHttpResponseTests.shouldNotCloseConnectionWhenRespons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ClientHttpResponseTests.shouldDrainStreamWhenRespons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lientHttpResponseTests.shouldNotDrainWhenErrorStream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